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arial, sans-serif"/>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sans-serif"/>
    <style:font-face style:name="arial" svg:font-family="arial, sans-serif"/>
  </office:font-face-decls>
  <office:automatic-styles>
    <style:style style:name="P1" style:family="paragraph" style:parent-style-name="Footer">
      <style:text-properties officeooo:rsid="000f27aa" officeooo:paragraph-rsid="000f27aa"/>
    </style:style>
    <style:style style:name="P2" style:family="paragraph" style:parent-style-name="Standard">
      <style:text-properties officeooo:paragraph-rsid="0021315f"/>
    </style:style>
    <style:style style:name="P3" style:family="paragraph" style:parent-style-name="Text_20_body">
      <style:text-properties officeooo:paragraph-rsid="0021315f"/>
    </style:style>
    <style:style style:name="P4" style:family="paragraph" style:parent-style-name="Standard">
      <style:text-properties fo:font-weight="bold" style:font-weight-asian="bold" style:font-weight-complex="bold"/>
    </style:style>
    <style:style style:name="P5" style:family="paragraph" style:parent-style-name="Text_20_body">
      <style:paragraph-properties fo:margin-top="0cm" fo:margin-bottom="0cm" style:contextual-spacing="false"/>
      <style:text-properties officeooo:paragraph-rsid="0012693d"/>
    </style:style>
    <style:style style:name="P6" style:family="paragraph" style:parent-style-name="Standard">
      <style:text-properties officeooo:paragraph-rsid="00186315"/>
    </style:style>
    <style:style style:name="P7" style:family="paragraph" style:parent-style-name="Standard">
      <style:text-properties officeooo:paragraph-rsid="001bd688"/>
    </style:style>
    <style:style style:name="P8" style:family="paragraph" style:parent-style-name="Standard">
      <style:text-properties fo:font-variant="normal" fo:text-transform="none" fo:color="#3a3a3a" loext:opacity="100%" style:font-name="Helvetica" fo:font-size="11.5pt" fo:letter-spacing="normal" fo:font-style="normal" fo:font-weight="normal" officeooo:paragraph-rsid="001bd688"/>
    </style:style>
    <style:style style:name="P9" style:family="paragraph" style:parent-style-name="Standard">
      <style:text-properties officeooo:paragraph-rsid="001bf122"/>
    </style:style>
    <style:style style:name="P10" style:family="paragraph" style:parent-style-name="Standard">
      <style:text-properties officeooo:rsid="001c7ce5" officeooo:paragraph-rsid="001c7ce5"/>
    </style:style>
    <style:style style:name="P11" style:family="paragraph" style:parent-style-name="Standard">
      <style:text-properties officeooo:rsid="001eb7dd" officeooo:paragraph-rsid="001eb7dd"/>
    </style:style>
    <style:style style:name="P12" style:family="paragraph" style:parent-style-name="Standard">
      <style:text-properties fo:font-style="italic" style:font-style-asian="italic" style:font-style-complex="italic"/>
    </style:style>
    <style:style style:name="P13" style:family="paragraph" style:parent-style-name="Heading_20_2">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4" style:family="paragraph" style:parent-style-name="Heading_20_3">
      <style:text-properties officeooo:paragraph-rsid="0021315f"/>
    </style:style>
    <style:style style:name="P15" style:family="paragraph" style:parent-style-name="Heading_20_3">
      <style:text-properties style:text-underline-style="solid" style:text-underline-width="auto" style:text-underline-color="font-color" officeooo:paragraph-rsid="0021315f"/>
    </style:style>
    <style:style style:name="P16" style:family="paragraph" style:parent-style-name="Heading_20_3" style:list-style-name="L19">
      <style:text-properties officeooo:paragraph-rsid="0021315f"/>
    </style:style>
    <style:style style:name="P17" style:family="paragraph" style:parent-style-name="Standard" style:list-style-name="L1">
      <style:text-properties officeooo:paragraph-rsid="0010b194"/>
    </style:style>
    <style:style style:name="P18" style:family="paragraph" style:parent-style-name="Standard" style:list-style-name="L1">
      <style:text-properties officeooo:paragraph-rsid="00266556"/>
    </style:style>
    <style:style style:name="P19" style:family="paragraph" style:parent-style-name="Standard" style:list-style-name="L2">
      <style:text-properties officeooo:paragraph-rsid="0010b194"/>
    </style:style>
    <style:style style:name="P20" style:family="paragraph" style:parent-style-name="Standard" style:list-style-name="L2">
      <style:text-properties officeooo:rsid="0010b194" officeooo:paragraph-rsid="0010b194"/>
    </style:style>
    <style:style style:name="P21" style:family="paragraph" style:parent-style-name="Standard" style:list-style-name="L2">
      <style:text-properties officeooo:rsid="00126728" officeooo:paragraph-rsid="00126728"/>
    </style:style>
    <style:style style:name="P22" style:family="paragraph" style:parent-style-name="Standard" style:list-style-name="L6"/>
    <style:style style:name="P23" style:family="paragraph" style:parent-style-name="Standard" style:list-style-name="L7"/>
    <style:style style:name="P24" style:family="paragraph" style:parent-style-name="Standard" style:list-style-name="L8"/>
    <style:style style:name="P25" style:family="paragraph" style:parent-style-name="Standard" style:list-style-name="L8">
      <style:text-properties officeooo:paragraph-rsid="0012693d"/>
    </style:style>
    <style:style style:name="P26" style:family="paragraph" style:parent-style-name="Standard" style:list-style-name="L9"/>
    <style:style style:name="P27" style:family="paragraph" style:parent-style-name="Standard" style:list-style-name="L10"/>
    <style:style style:name="P28" style:family="paragraph" style:parent-style-name="Standard" style:list-style-name="L11"/>
    <style:style style:name="P29" style:family="paragraph" style:parent-style-name="Standard" style:list-style-name="L11">
      <style:text-properties officeooo:paragraph-rsid="00142611"/>
    </style:style>
    <style:style style:name="P30" style:family="paragraph" style:parent-style-name="Standard" style:list-style-name="L12"/>
    <style:style style:name="P31" style:family="paragraph" style:parent-style-name="Standard" style:list-style-name="L12">
      <style:text-properties officeooo:paragraph-rsid="00186315"/>
    </style:style>
    <style:style style:name="P32" style:family="paragraph" style:parent-style-name="Standard" style:list-style-name="L13">
      <style:text-properties officeooo:paragraph-rsid="00186315"/>
    </style:style>
    <style:style style:name="P33" style:family="paragraph" style:parent-style-name="Standard">
      <style:text-properties fo:font-variant="normal" fo:text-transform="none" fo:color="#3a3a3a" loext:opacity="100%" style:font-name="Helvetica" fo:font-size="13.5pt" fo:letter-spacing="normal" fo:font-style="normal" fo:font-weight="normal" officeooo:paragraph-rsid="001bd688"/>
    </style:style>
    <style:style style:name="P34" style:family="paragraph" style:parent-style-name="Standard">
      <style:text-properties fo:font-variant="normal" fo:text-transform="none" fo:color="#202124" loext:opacity="100%" style:font-name="arial" fo:font-size="12pt" fo:letter-spacing="normal" fo:font-style="normal" fo:font-weight="normal" officeooo:paragraph-rsid="001bf122"/>
    </style:style>
    <style:style style:name="P35" style:family="paragraph" style:parent-style-name="Standard">
      <style:text-properties fo:font-variant="normal" fo:text-transform="none" fo:color="#000000" loext:opacity="100%" style:font-name="Verdana" fo:font-size="11.25pt" fo:letter-spacing="normal" fo:font-style="normal" fo:font-weight="normal" officeooo:paragraph-rsid="001bf122"/>
    </style:style>
    <style:style style:name="P36" style:family="paragraph" style:parent-style-name="Standard">
      <style:text-properties fo:font-variant="normal" fo:text-transform="none" fo:color="#000000" loext:opacity="100%" style:font-name="Verdana" fo:font-size="11.25pt" fo:letter-spacing="normal" fo:font-style="normal" fo:font-weight="normal" officeooo:rsid="001cb348" officeooo:paragraph-rsid="001cb348"/>
    </style:style>
    <style:style style:name="P37" style:family="paragraph" style:parent-style-name="Standard" style:list-style-name="L14">
      <style:text-properties officeooo:rsid="001c7ce5" officeooo:paragraph-rsid="001c7ce5"/>
    </style:style>
    <style:style style:name="P38" style:family="paragraph" style:parent-style-name="Standard" style:list-style-name="L15">
      <style:text-properties officeooo:rsid="001c7ce5" officeooo:paragraph-rsid="001c7ce5"/>
    </style:style>
    <style:style style:name="P39" style:family="paragraph" style:parent-style-name="Standard" style:list-style-name="L16">
      <style:text-properties officeooo:rsid="001c7ce5" officeooo:paragraph-rsid="001c7ce5"/>
    </style:style>
    <style:style style:name="P40" style:family="paragraph" style:parent-style-name="Standard" style:list-style-name="L17">
      <style:text-properties officeooo:rsid="001c7ce5" officeooo:paragraph-rsid="001c7ce5"/>
    </style:style>
    <style:style style:name="P41" style:family="paragraph" style:parent-style-name="Standard" style:list-style-name="L15">
      <style:text-properties officeooo:rsid="001cb348" officeooo:paragraph-rsid="001cb348"/>
    </style:style>
    <style:style style:name="P42" style:family="paragraph" style:parent-style-name="Standard" style:list-style-name="L17"/>
    <style:style style:name="P43" style:family="paragraph" style:parent-style-name="Standard" style:list-style-name="L17">
      <style:text-properties officeooo:rsid="001e7f70" officeooo:paragraph-rsid="001e7f70"/>
    </style:style>
    <style:style style:name="P44" style:family="paragraph" style:parent-style-name="Standard" style:list-style-name="L18">
      <style:text-properties officeooo:rsid="001eb7dd" officeooo:paragraph-rsid="001eb7dd"/>
    </style:style>
    <style:style style:name="P45" style:family="paragraph" style:parent-style-name="Standard" style:list-style-name="L19">
      <style:text-properties fo:font-size="14pt" fo:font-weight="bold" officeooo:rsid="002280f3" officeooo:paragraph-rsid="002280f3" style:font-weight-asian="bold" style:font-weight-complex="bold"/>
    </style:style>
    <style:style style:name="P46" style:family="paragraph" style:parent-style-name="Standard" style:list-style-name="L20"/>
    <style:style style:name="P47" style:family="paragraph" style:parent-style-name="Standard">
      <style:text-properties officeooo:rsid="0027d8f7" officeooo:paragraph-rsid="0027d8f7"/>
    </style:style>
    <style:style style:name="P48" style:family="paragraph" style:parent-style-name="Text_20_body">
      <style:text-properties style:text-underline-style="solid" style:text-underline-width="auto" style:text-underline-color="font-color" fo:font-weight="bold" style:font-weight-asian="bold" style:font-weight-complex="bold"/>
    </style:style>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paragraph-properties fo:margin-top="0cm" fo:margin-bottom="0cm" style:contextual-spacing="false"/>
    </style:style>
    <style:style style:name="P52" style:family="paragraph" style:parent-style-name="Text_20_body" style:list-style-name="L5">
      <style:paragraph-properties fo:margin-top="0cm" fo:margin-bottom="0cm" style:contextual-spacing="false"/>
      <style:text-properties officeooo:paragraph-rsid="0012693d"/>
    </style:style>
    <style:style style:name="T1" style:family="text">
      <style:text-properties officeooo:rsid="0010b194"/>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variant="normal" fo:text-transform="none" fo:color="#202124" loext:opacity="100%" style:font-name="Google Sans" fo:font-size="10.5pt" fo:letter-spacing="normal" fo:font-style="normal" fo:font-weight="normal"/>
    </style:style>
    <style:style style:name="T5" style:family="text">
      <style:text-properties fo:font-variant="normal" fo:text-transform="none" fo:color="#202124" loext:opacity="100%" style:font-name="Liberation Serif" fo:font-size="10.5pt" fo:letter-spacing="normal" fo:font-style="normal" fo:font-weight="normal"/>
    </style:style>
    <style:style style:name="T6" style:family="text">
      <style:text-properties fo:font-variant="normal" fo:text-transform="none" fo:color="#202124" loext:opacity="100%" style:font-name="Liberation Serif" fo:font-size="10.5pt" fo:letter-spacing="normal" fo:font-style="normal" fo:font-weight="normal" officeooo:rsid="001bf122"/>
    </style:style>
    <style:style style:name="T7" style:family="text">
      <style:text-properties fo:font-variant="normal" fo:text-transform="none" fo:color="#040c28" loext:opacity="100%" style:font-name="Liberation Serif" fo:font-size="10.5pt" fo:letter-spacing="normal" fo:font-style="normal" fo:font-weight="normal"/>
    </style:style>
    <style:style style:name="T8" style:family="text">
      <style:text-properties fo:font-variant="normal" fo:text-transform="none" fo:color="#000000" loext:opacity="100%" style:font-name="Verdana" fo:font-size="11.25pt" fo:letter-spacing="normal" fo:font-style="normal" fo:font-weight="normal"/>
    </style:style>
    <style:style style:name="T9" style:family="text">
      <style:text-properties officeooo:rsid="001bd688"/>
    </style:style>
    <style:style style:name="T10" style:family="text">
      <style:text-properties officeooo:rsid="001bf122"/>
    </style:style>
    <style:style style:name="T11" style:family="text">
      <style:text-properties style:font-name="Liberation Serif"/>
    </style:style>
    <style:style style:name="T12" style:family="text">
      <style:text-properties officeooo:rsid="001c7ce5"/>
    </style:style>
    <style:style style:name="T13" style:family="text">
      <style:text-properties officeooo:rsid="001cb348"/>
    </style:style>
    <style:style style:name="T14" style:family="text">
      <style:text-properties officeooo:rsid="00245875"/>
    </style:style>
    <style:style style:name="T15" style:family="text">
      <style:text-properties officeooo:rsid="0025f0ff"/>
    </style:style>
    <style:style style:name="T16" style:family="text">
      <style:text-properties officeooo:rsid="00266556"/>
    </style:style>
    <style:style style:name="T17" style:family="text">
      <style:text-properties officeooo:rsid="0027d8f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616cm" fo:text-indent="-0.635cm" fo:margin-left="0.61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2">Remote Heart Rate and <text:span text:style-name="T1">ECG</text:span> Monitoring System</text:h>
      <text:p text:style-name="P4"/>
      <text:p text:style-name="Standard"/>
      <text:h text:style-name="Heading_20_3" text:outline-level="3">1. <text:span text:style-name="T3">Abstract and keywords</text:span></text:h>
      <text:p text:style-name="P48"/>
      <text:p text:style-name="Standard"/>
      <text:h text:style-name="Heading_20_5" text:outline-level="5">Abstract :</text:h>
      <text:p text:style-name="Text_20_body"/>
      <text:list xml:id="list3454285512" text:style-name="L1">
        <text:list-item>
          <text:p text:style-name="P18">Health monitoring <text:span text:style-name="T16">is very Important </text:span>and its related technologies <text:span text:style-name="T16">are </text:span>an <text:span text:style-name="T16">usefull and</text:span> attractive research area. </text:p>
        </text:list-item>
        <text:list-item>
          <text:p text:style-name="P18">The electrocardiogram (ECG) has always been a <text:span text:style-name="T16">very important</text:span> measurement scheme to assess <text:span text:style-name="T16">the health of heart and body</text:span>and diagnose cardiovascular diseases. </text:p>
        </text:list-item>
        <text:list-item>
          <text:p text:style-name="P17">The number of ECG monitoring systems is expanding exponentially. <text:span text:style-name="T16">And thus is </text:span>very hard for researchers and healthcare experts to compare, and evaluate systems that serve their needs and fulfill the monitoring requirements. </text:p>
        </text:list-item>
        <text:list-item>
          <text:p text:style-name="P17">Understanding ECG monitoring systems’ components, contexts, features, and challenges. Hence, a generic architectural model for ECG monitoring systems is proposed, an extensive analysis of ECG monitoring systems’ value chain is conducted, and is presented, highlighting challenges and current trends.</text:p>
        </text:list-item>
        <text:list-item>
          <text:p text:style-name="P17"><text:span text:style-name="T16">W</text:span>e identify key challenges and <text:span text:style-name="T16">give</text:span> importance of smart monitoring systems that leverage new technologies <text:span text:style-name="T16">of web 2.0 and http </text:span>, including deep learning, artificial intelligence (AI), Big Data and Internet of Things (IoT), to provide efficient, <text:span text:style-name="T16">real time </text:span>, cost-aware, and fully</text:p>
          <text:p text:style-name="P17">connected monitoring systems <text:span text:style-name="T16">for patients and doctors and healt enthusiasts</text:span>.</text:p>
        </text:list-item>
      </text:list>
      <text:p text:style-name="Standard"/>
      <text:p text:style-name="Standard"/>
      <text:h text:style-name="Heading_20_5" text:outline-level="5">Keywords :</text:h>
      <text:p text:style-name="Text_20_body"/>
      <text:list xml:id="list3381470479" text:style-name="L2">
        <text:list-item>
          <text:p text:style-name="P19"><text:span text:style-name="T1">IOT</text:span> </text:p>
        </text:list-item>
        <text:list-item>
          <text:p text:style-name="P20">ESP32</text:p>
        </text:list-item>
        <text:list-item>
          <text:p text:style-name="P21">AD8232 </text:p>
        </text:list-item>
        <text:list-item>
          <text:p text:style-name="P20">Arduino IDE</text:p>
        </text:list-item>
        <text:list-item>
          <text:p text:style-name="P20">Web Programming</text:p>
        </text:list-item>
        <text:list-item>
          <text:p text:style-name="P21">Jumper Wires</text:p>
        </text:list-item>
        <text:list-item>
          <text:p text:style-name="P19">ECG monitoring system</text:p>
        </text:list-item>
        <text:list-item>
          <text:p text:style-name="P19">smart monitoring, </text:p>
        </text:list-item>
        <text:list-item>
          <text:p text:style-name="P19">heart diseases,</text:p>
        </text:list-item>
        <text:list-item>
          <text:p text:style-name="P19">cardiovascular diseases, </text:p>
        </text:list-item>
      </text:list>
      <text:p text:style-name="Standard"/>
      <text:p text:style-name="Standard"/>
      <text:p text:style-name="Standard"/>
      <text:p text:style-name="Standard"/>
      <text:p text:style-name="Standard"/>
      <text:p text:style-name="Standard"/>
      <text:h text:style-name="Heading_20_5" text:outline-level="5">3.1 <text:span text:style-name="T3">Number of Modules</text:span></text:h>
      <text:p text:style-name="Standard"/>
      <text:p text:style-name="P7"/>
      <text:p text:style-name="P7"><text:soft-page-break/><text:span text:style-name="T17">1</text:span>. ESP32 Development Board:</text:p>
      <text:p text:style-name="P7"><text:tab/> This board is used to process the ECG signal from the AD8232 <text:tab/>module and send the data <text:tab/>to the internet through Wi-Fi. <text:s/><text:span text:style-name="T9">It is a low cost and low power development board by <text:tab/>espressif systems. The board can easily connect to a wifi or create it’s own wifi.</text:span></text:p>
      <text:p text:style-name="P33"/>
      <text:p text:style-name="P7"/>
      <text:p text:style-name="P7"><text:span text:style-name="T17">2</text:span>. HTML/CSS/JavaScript:</text:p>
      <text:p text:style-name="P7"><text:tab/>These web technologies are used to create a web page that displays the ECG signal in real-<text:tab/>time. <text:span text:style-name="T9">The web page continously requests new data from the esp32 server for ecg signals.</text:span></text:p>
      <text:p text:style-name="P7"/>
      <text:p text:style-name="P7"><text:span text:style-name="T17">3</text:span>. Web Server:</text:p>
      <text:p text:style-name="P7"><text:tab/> A web server is used to host the web page and receive the data from the ESP32.</text:p>
      <text:p text:style-name="P8"><text:tab/>The web server is mobile responsive and can be accessed with any device that as a <text:tab/>browser on the local network</text:p>
      <text:p text:style-name="Standard"><text:s text:c="4"/></text:p>
      <text:p text:style-name="P9"><text:span text:style-name="T17">4</text:span>. Chart.js:</text:p>
      <text:p text:style-name="P9"><text:tab/>Chart.js is a JavaScript library that can be used to create interactive charts and graphs <text:tab/>on a <text:tab/>web page. <text:span text:style-name="T8">It is one of the simplest visualization libraries for JavaScript, and <text:tab/>comes with the following built-in chart types:</text:span></text:p>
      <text:p text:style-name="P35"/>
      <text:p text:style-name="P36"><text:span text:style-name="T17">5</text:span>. File Download Module:</text:p>
      <text:p text:style-name="P36"><text:tab/>The module helps to download the raw Ecg signals file generated from the <text:tab/>esp32 and the ecg sensor. The file could be later used to inference the health <text:tab/>or use ML to predict the health of the patient.</text:p>
      <text:p text:style-name="P9"/>
      <text:h text:style-name="Heading_20_5" text:outline-level="5">3.2 <text:span text:style-name="T3">Algorithm</text:span></text:h>
      <text:p text:style-name="Standard"><text:tab/><text:span text:style-name="T12">The Algorithm Used is </text:span><text:span text:style-name="T13">for the backend and the esp32</text:span><text:span text:style-name="T12"> :</text:span></text:p>
      <text:list xml:id="list3282891676" text:style-name="L14">
        <text:list-item>
          <text:p text:style-name="P37">Connect the Esp32 to Wifi</text:p>
        </text:list-item>
        <text:list-item>
          <text:p text:style-name="P37">Check for the presence of the Sensor module.</text:p>
        </text:list-item>
        <text:list-item>
          <text:p text:style-name="P37">Create <text:s/>a temporary <text:s/>storage buffer of ten seconds <text:s/>for raw ecg signals</text:p>
        </text:list-item>
        <text:list-item>
          <text:p text:style-name="P37">Create a timer of 500 Hertz :</text:p>
          <text:p text:style-name="P37"><text:tab/><text:tab/>for each timer interupt:</text:p>
          <text:p text:style-name="P37"><text:tab/><text:tab/><text:tab/>check for the current time in milli seconds </text:p>
          <text:p text:style-name="P37"><text:tab/><text:tab/><text:tab/>create the index to store the sensor data </text:p>
          <text:p text:style-name="P37"><text:tab/><text:tab/><text:tab/>read the sensor data from the <text:s/>ECG sensor</text:p>
          <text:p text:style-name="P37"/>
        </text:list-item>
        <text:list-item>
          <text:p text:style-name="P37">Create a esp32 web server <text:s/>and do request mappings for url parameters </text:p>
        </text:list-item>
        <text:list-item>
          <text:p text:style-name="P37">create a mDNS server for browsers to connect to the esp32 server with local domain name.</text:p>
        </text:list-item>
      </text:list>
      <text:p text:style-name="P10"/>
      <text:list xml:id="list160346302579727" text:continue-numbering="true" text:style-name="L14">
        <text:list-item>
          <text:p text:style-name="P37">On request for raw data :</text:p>
          <text:list>
            <text:list-header>
              <text:p text:style-name="P37">check if prevoius data time is present :</text:p>
              <text:list>
                <text:list-header>
                  <text:p text:style-name="P37">if present send a data up to date response.</text:p>
                </text:list-header>
              </text:list>
            </text:list-header>
          </text:list>
        </text:list-item>
      </text:list>
      <text:p text:style-name="P10"><text:tab/><text:tab/>Else :</text:p>
      <text:p text:style-name="P10"><text:tab/><text:tab/><text:tab/>send the resent data present to the client browser.</text:p>
      <text:p text:style-name="P10"/>
      <text:list xml:id="list2568530047" text:style-name="L15">
        <text:list-header>
          <text:p text:style-name="P38">For Browser. </text:p>
        </text:list-header>
        <text:list-item>
          <text:p text:style-name="P38">Load the chart js and request library’s </text:p>
        </text:list-item>
        <text:list-item>
          <text:p text:style-name="P38">check for the presence of a ecg server on the lan network</text:p>
        </text:list-item>
        <text:list-item>
          <text:p text:style-name="P41">if server is available fetch the raw signals from the server with get requests. </text:p>
          <text:p text:style-name="P41">Store the data in an array for representation of graph and download of data with file.</text:p>
        </text:list-item>
        <text:list-item>
          <text:p text:style-name="P41">Using the chart js library draw the graph on the browser window. </text:p>
        </text:list-item>
        <text:list-item>
          <text:p text:style-name="P41">On user download button clicked:</text:p>
          <text:list>
            <text:list-header>
              <text:p text:style-name="P41"><text:soft-page-break/>Convert the stored raw ecg data array to blob file data</text:p>
              <text:p text:style-name="P41">create an anchor tag with the href ointing to the creted data file </text:p>
              <text:p text:style-name="P41">click on the link with program and store the data in a csv file</text:p>
            </text:list-header>
          </text:list>
        </text:list-item>
      </text:list>
      <text:h text:style-name="Heading_20_3" text:outline-level="3">3.3 <text:span text:style-name="T3">Working</text:span></text:h>
      <text:p text:style-name="P10"/>
      <text:list xml:id="list4077678910" text:style-name="L16">
        <text:list-header>
          <text:p text:style-name="P39">Following components are used for this project.</text:p>
        </text:list-header>
      </text:list>
      <text:list xml:id="list3201126464" text:style-name="L17">
        <text:list-item>
          <text:p text:style-name="P43">Esp 32 Development Board</text:p>
        </text:list-item>
        <text:list-item>
          <text:p text:style-name="P40">Jumper Wires</text:p>
        </text:list-item>
        <text:list-item>
          <text:p text:style-name="P43">Ad8232 ECG Sensor </text:p>
        </text:list-item>
        <text:list-item>
          <text:p text:style-name="P43">Buzzer</text:p>
        </text:list-item>
        <text:list-item>
          <text:p text:style-name="P43">ECG Electrodes</text:p>
        </text:list-item>
        <text:list-item>
          <text:p text:style-name="P40">Resistors</text:p>
          <text:p text:style-name="P42"/>
        </text:list-item>
      </text:list>
      <text:p text:style-name="P11"/>
      <text:list xml:id="list2250247701" text:style-name="L18">
        <text:list-item>
          <text:p text:style-name="P44">The Iot projecct is used for measuring the ECG signals of a patient.</text:p>
          <text:p text:style-name="P44"/>
        </text:list-item>
        <text:list-item>
          <text:p text:style-name="P44">This is achived by attaching ECG eletrodes to the patient at appropriate locations the attached electrodes are then connected to the sensor modlue named as ad8232.</text:p>
          <text:p text:style-name="P44"/>
        </text:list-item>
        <text:list-item>
          <text:p text:style-name="P44">The sensor module is based on high sensitivity operationsal apmlifiers or OpAmps and noice cancellation with active network of resistors and capacitors. </text:p>
          <text:p text:style-name="P44"/>
        </text:list-item>
        <text:list-item>
          <text:p text:style-name="P44">The AD8232 ECG sensor consists of three electrodes that are attached to the chest to measure the electrical signals produced by the heart. The output from the electrodes is then amplified by an instrumentation amplifier and filtered to remove any noise or interference.</text:p>
          <text:p text:style-name="P44"/>
        </text:list-item>
        <text:list-item>
          <text:p text:style-name="P44">The filtered signal is then fed into the analog-to-digital converter (ADC) of the ESP32 development board, which converts the analog signal into a digital signal that can be processed by the board.</text:p>
          <text:p text:style-name="P44"/>
        </text:list-item>
        <text:list-item>
          <text:p text:style-name="P44">The ESP32 development board is programmed to read the digital ECG signal and send it to a web server through Wi-Fi. The data can be transmitted using protocols such as <text:s/>HTTP, depending on the specific implementation.</text:p>
          <text:p text:style-name="P44"/>
        </text:list-item>
        <text:list-item>
          <text:p text:style-name="P44">On the web server, the data can be analyzed and displayed using various web technologies such as HTML, CSS, JavaScript, and Chart.js. Real-time updates can be achieved by using a combination of server-side programming and client-side programming (using JavaScript and AJAX).</text:p>
          <text:p text:style-name="P44"/>
        </text:list-item>
        <text:list-item>
          <text:p text:style-name="P44">The AD8232 ECG sensor measures the electrical activity of the heart, the ESP32 development board processes the ECG signal and transmits it to a web server, and the web server analyzes and displays the data in real-time using various web technologies. Such as Chart.js graph </text:p>
          <text:p text:style-name="P44"/>
        </text:list-item>
        <text:list-item>
          <text:p text:style-name="P44">The data is then made available to the patient in a raw csv file for further utilization, analysis and experimentations.</text:p>
        </text:list-item>
      </text:list>
      <text:p text:style-name="Standard"/>
      <text:p text:style-name="Standard"/>
      <text:p text:style-name="Standard"/>
      <text:p text:style-name="Standard"/>
      <text:p text:style-name="Standard"/>
      <text:p text:style-name="P47"><text:soft-page-break/>Esp32 Source Code :</text:p>
      <text:p text:style-name="P47"/>
      <text:p text:style-name="P47"/>
      <text:p text:style-name="Standard"/>
      <text:p text:style-name="Standard">#include &lt;WiFi.h&gt;</text:p>
      <text:p text:style-name="Standard">#include &lt;WiFiClient.h&gt;</text:p>
      <text:p text:style-name="Standard">#include &lt;WebServer.h&gt;</text:p>
      <text:p text:style-name="Standard">#include &lt;ESPmDNS.h&gt;</text:p>
      <text:p text:style-name="Standard"/>
      <text:p text:style-name="Standard"/>
      <text:p text:style-name="Standard">#define LED 13</text:p>
      <text:p text:style-name="Standard">int IRAM_ATTR ECG_RAW[10][500];</text:p>
      <text:p text:style-name="Standard">// reading from heart sensor.</text:p>
      <text:p text:style-name="Standard">hw_timer_t *My_timer = NULL;</text:p>
      <text:p text:style-name="Standard">void IRAM_ATTR onTimer(){</text:p>
      <text:p text:style-name="Standard"><text:s text:c="2"/>//Read value.</text:p>
      <text:p text:style-name="Standard"><text:s text:c="2"/>int sec = millis() / 1000;</text:p>
      <text:p text:style-name="Standard"><text:s text:c="2"/>int arrayInd = sec%10;</text:p>
      <text:p text:style-name="Standard"><text:s text:c="2"/>int readingInd = (millis()%1000)/2;</text:p>
      <text:p text:style-name="Standard"><text:s text:c="2"/>ECG_RAW[arrayInd][readingInd] = analogRead(34); // ecg pin attached to pin 34.</text:p>
      <text:p text:style-name="Standard">}</text:p>
      <text:p text:style-name="Standard"/>
      <text:p text:style-name="Standard">// web server </text:p>
      <text:p text:style-name="Standard">const char *ssid = "SS";</text:p>
      <text:p text:style-name="Standard">const char *password = "@12345678";</text:p>
      <text:p text:style-name="Standard"/>
      <text:p text:style-name="Standard">WebServer server(80);</text:p>
      <text:p text:style-name="Standard"/>
      <text:p text:style-name="Standard">const int led = 2;</text:p>
      <text:p text:style-name="Standard"/>
      <text:p text:style-name="Standard">void setup(void) {</text:p>
      <text:p text:style-name="Standard"><text:s text:c="2"/>pinMode(led, OUTPUT);</text:p>
      <text:p text:style-name="Standard"><text:s text:c="2"/>digitalWrite(led, 0);</text:p>
      <text:p text:style-name="Standard"><text:s text:c="2"/>Serial.begin(115200);</text:p>
      <text:p text:style-name="Standard"><text:s text:c="2"/>WiFi.mode(WIFI_STA);</text:p>
      <text:p text:style-name="Standard"><text:s text:c="2"/>WiFi.begin(ssid, password);</text:p>
      <text:p text:style-name="Standard"><text:s text:c="2"/>Serial.println("");</text:p>
      <text:p text:style-name="Standard"/>
      <text:p text:style-name="Standard"><text:s text:c="2"/>//set up interupts for sensor reading.</text:p>
      <text:p text:style-name="Standard"><text:s text:c="2"/>pinMode(LED, OUTPUT);</text:p>
      <text:p text:style-name="Standard"><text:s text:c="2"/>My_timer = timerBegin(0, 80, true);</text:p>
      <text:p text:style-name="Standard"><text:s text:c="2"/>timerAttachInterrupt(My_timer, &amp;onTimer, true);</text:p>
      <text:p text:style-name="Standard"><text:s text:c="2"/>timerAlarmWrite(My_timer, 2000, true);</text:p>
      <text:p text:style-name="Standard"><text:s text:c="2"/>timerAlarmEnable(My_timer); //Just Enable</text:p>
      <text:p text:style-name="Standard"><text:s text:c="2"/></text:p>
      <text:p text:style-name="Standard"><text:s text:c="2"/>// Wait for connection</text:p>
      <text:p text:style-name="Standard"><text:s text:c="2"/>while (WiFi.status() != WL_CONNECTED) {</text:p>
      <text:p text:style-name="Standard"><text:s text:c="4"/>delay(500);</text:p>
      <text:p text:style-name="Standard"><text:s text:c="4"/>Serial.print(".");</text:p>
      <text:p text:style-name="Standard"><text:s text:c="2"/>}</text:p>
      <text:p text:style-name="Standard"/>
      <text:p text:style-name="Standard"><text:s text:c="2"/>Serial.println("");</text:p>
      <text:p text:style-name="Standard"><text:soft-page-break/><text:s text:c="2"/>Serial.print("Connected to ");</text:p>
      <text:p text:style-name="Standard"><text:s text:c="2"/>Serial.println(ssid);</text:p>
      <text:p text:style-name="Standard"><text:s text:c="2"/>Serial.print("IP address: ");</text:p>
      <text:p text:style-name="Standard"><text:s text:c="2"/>Serial.println(WiFi.localIP());</text:p>
      <text:p text:style-name="Standard"/>
      <text:p text:style-name="Standard"><text:s text:c="2"/>if (MDNS.begin("ecg")) {</text:p>
      <text:p text:style-name="Standard"><text:s text:c="4"/>Serial.println("MDNS responder started");</text:p>
      <text:p text:style-name="Standard"><text:s text:c="2"/>}</text:p>
      <text:p text:style-name="Standard"><text:s text:c="2"/>server.enableCORS(true);</text:p>
      <text:p text:style-name="Standard"><text:s text:c="2"/>server.enableCrossOrigin(true);</text:p>
      <text:p text:style-name="Standard"><text:s text:c="2"/>server.on("/", handleRoot);</text:p>
      <text:p text:style-name="Standard"><text:s text:c="2"/>server.on("/raw", sendECG);</text:p>
      <text:p text:style-name="Standard"><text:s text:c="2"/>server.on("/inline", []() {</text:p>
      <text:p text:style-name="Standard"><text:s text:c="4"/>server.send(200, "text/plain", "this works as well");</text:p>
      <text:p text:style-name="Standard"><text:s text:c="2"/>});</text:p>
      <text:p text:style-name="Standard"><text:s text:c="2"/>server.onNotFound(handleNotFound);</text:p>
      <text:p text:style-name="Standard"><text:s text:c="2"/>server.begin();</text:p>
      <text:p text:style-name="Standard"><text:s text:c="2"/>Serial.println("HTTP server started");</text:p>
      <text:p text:style-name="Standard">}</text:p>
      <text:p text:style-name="Standard"/>
      <text:p text:style-name="Standard">void loop(void) { </text:p>
      <text:p text:style-name="Standard"><text:s text:c="2"/>server.handleClient();</text:p>
      <text:p text:style-name="Standard"><text:s text:c="2"/>delay(2);//allow the cpu to switch to other tasks</text:p>
      <text:p text:style-name="Standard">}</text:p>
      <text:p text:style-name="Standard"/>
      <text:p text:style-name="Standard">void handleRoot() {</text:p>
      <text:p text:style-name="Standard"><text:s text:c="2"/>digitalWrite(led, 1);</text:p>
      <text:p text:style-name="Standard"><text:s text:c="2"/>char temp[400];</text:p>
      <text:p text:style-name="Standard"><text:s text:c="2"/>int sec = millis() / 1000;</text:p>
      <text:p text:style-name="Standard"><text:s text:c="2"/>int min = sec / 60;</text:p>
      <text:p text:style-name="Standard"><text:s text:c="2"/>int hr = min / 60;</text:p>
      <text:p text:style-name="Standard"/>
      <text:p text:style-name="Standard"><text:s text:c="2"/>snprintf(temp, 400,</text:p>
      <text:p text:style-name="Standard"/>
      <text:p text:style-name="Standard"><text:s text:c="11"/>"&lt;html&gt;\</text:p>
      <text:p text:style-name="Standard"><text:s text:c="2"/>&lt;head&gt;\</text:p>
      <text:p text:style-name="Standard"><text:s text:c="4"/>&lt;meta http-equiv='refresh' content='1'/&gt;\</text:p>
      <text:p text:style-name="Standard"><text:s text:c="4"/>&lt;title&gt;ECG SYSTEM&lt;/title&gt;\</text:p>
      <text:p text:style-name="Standard"><text:s text:c="4"/>&lt;style&gt;\</text:p>
      <text:p text:style-name="Standard"><text:s text:c="6"/>body { background-color: #cccccc; font-family: Arial, Helvetica, Sans-Serif; Color: #000088; }\</text:p>
      <text:p text:style-name="Standard"><text:s text:c="4"/>&lt;/style&gt;\</text:p>
      <text:p text:style-name="Standard"><text:s text:c="2"/>&lt;/head&gt;\</text:p>
      <text:p text:style-name="Standard"><text:s text:c="2"/>&lt;body&gt;\</text:p>
      <text:p text:style-name="Standard"><text:s text:c="4"/>&lt;h1&gt;ECG SENSOR&lt;/h1&gt;\</text:p>
      <text:p text:style-name="Standard"><text:s text:c="4"/>&lt;p&gt;Uptime: %02d:%02d:%02d&lt;/p&gt;\</text:p>
      <text:p text:style-name="Standard"><text:s text:c="2"/>&lt;/body&gt;\</text:p>
      <text:p text:style-name="Standard">&lt;/html&gt;",</text:p>
      <text:p text:style-name="Standard"/>
      <text:p text:style-name="Standard"><text:s text:c="11"/>hr, min % 60, sec % 60</text:p>
      <text:p text:style-name="Standard"><text:s text:c="10"/>);</text:p>
      <text:p text:style-name="Standard"><text:s text:c="2"/>server.send(200, "text/html", temp);</text:p>
      <text:p text:style-name="Standard"><text:s text:c="2"/>digitalWrite(led, 0);</text:p>
      <text:p text:style-name="Standard"><text:soft-page-break/>}</text:p>
      <text:p text:style-name="Standard"/>
      <text:p text:style-name="Standard">void handleNotFound() {</text:p>
      <text:p text:style-name="Standard"><text:s text:c="2"/>digitalWrite(led, 1);</text:p>
      <text:p text:style-name="Standard"><text:s text:c="2"/>String message = "File Not Found\n\n";</text:p>
      <text:p text:style-name="Standard"><text:s text:c="2"/>message += "URI: ";</text:p>
      <text:p text:style-name="Standard"><text:s text:c="2"/>message += server.uri();</text:p>
      <text:p text:style-name="Standard"><text:s text:c="2"/>message += "\nMethod: ";</text:p>
      <text:p text:style-name="Standard"><text:s text:c="2"/>message += (server.method() == HTTP_GET) ? "GET" : "POST";</text:p>
      <text:p text:style-name="Standard"><text:s text:c="2"/>message += "\nArguments: ";</text:p>
      <text:p text:style-name="Standard"><text:s text:c="2"/>message += server.args();</text:p>
      <text:p text:style-name="Standard"><text:s text:c="2"/>message += "\n";</text:p>
      <text:p text:style-name="Standard"/>
      <text:p text:style-name="Standard"><text:s text:c="2"/>for (uint8_t i = 0; i &lt; server.args(); i++) {</text:p>
      <text:p text:style-name="Standard"><text:s text:c="4"/>message += " " + server.argName(i) + ": " + server.arg(i) + "\n";</text:p>
      <text:p text:style-name="Standard"><text:s text:c="2"/>}</text:p>
      <text:p text:style-name="Standard"/>
      <text:p text:style-name="Standard"><text:s text:c="2"/>server.send(404, "text/plain", message);</text:p>
      <text:p text:style-name="Standard"><text:s text:c="2"/>digitalWrite(led, 0);</text:p>
      <text:p text:style-name="Standard">}</text:p>
      <text:p text:style-name="Standard"/>
      <text:p text:style-name="Standard"/>
      <text:p text:style-name="Standard">void sendECG(){</text:p>
      <text:p text:style-name="Standard"><text:s text:c="2"/>int sec = millis() / 1000;</text:p>
      <text:p text:style-name="Standard"><text:s text:c="2"/>int arrayInd = sec%10;</text:p>
      <text:p text:style-name="Standard"><text:s text:c="2"/>int newData = 1;</text:p>
      <text:p text:style-name="Standard"><text:s text:c="2"/>if(server.args() &gt; 0){</text:p>
      <text:p text:style-name="Standard"><text:s text:c="4"/>int prevSec = <text:s/>server.arg(0).toInt();</text:p>
      <text:p text:style-name="Standard"><text:s text:c="4"/>Serial.println(String(prevSec)+" &lt;-&gt; "+String(arrayInd));</text:p>
      <text:p text:style-name="Standard"><text:s text:c="4"/>if(prevSec == arrayInd){</text:p>
      <text:p text:style-name="Standard"><text:s text:c="6"/>Serial.println("same data "+String(sec));</text:p>
      <text:p text:style-name="Standard"><text:s text:c="6"/>newData = 0;</text:p>
      <text:p text:style-name="Standard"><text:s text:c="4"/>}else{</text:p>
      <text:p text:style-name="Standard"><text:s text:c="6"/>arrayInd = (prevSec+1)%10;</text:p>
      <text:p text:style-name="Standard"><text:s text:c="4"/>}</text:p>
      <text:p text:style-name="Standard"><text:s text:c="2"/>}</text:p>
      <text:p text:style-name="Standard"><text:s text:c="2"/>else if(arrayInd&gt;0){ arrayInd--;}</text:p>
      <text:p text:style-name="Standard"><text:s text:c="2"/>else{arrayInd = 9;}</text:p>
      <text:p text:style-name="Standard"><text:s text:c="2"/>String out = "{\"sec\":"+String(arrayInd)+",";</text:p>
      <text:p text:style-name="Standard"><text:s text:c="2"/>out+="\"newData\":"+String(newData);</text:p>
      <text:p text:style-name="Standard"><text:s text:c="2"/>if(newData==0){</text:p>
      <text:p text:style-name="Standard"><text:s text:c="4"/>out+= "}";</text:p>
      <text:p text:style-name="Standard"><text:s text:c="2"/>}else{</text:p>
      <text:p text:style-name="Standard"><text:s text:c="4"/>out += ",\"data\":[";</text:p>
      <text:p text:style-name="Standard"><text:s text:c="4"/>for(int i = 0 ; i &lt; 499 ; i++){</text:p>
      <text:p text:style-name="Standard"><text:s text:c="6"/>out += String(ECG_RAW[arrayInd][i])+",";</text:p>
      <text:p text:style-name="Standard"><text:s text:c="4"/>}out += String(ECG_RAW[arrayInd][499])+"]} <text:s/>"; </text:p>
      <text:p text:style-name="Standard"><text:s text:c="2"/>}</text:p>
      <text:p text:style-name="Standard"><text:s text:c="2"/></text:p>
      <text:p text:style-name="Standard"><text:s text:c="2"/>server.send(200, "application/json", out);</text:p>
      <text:p text:style-name="Standard">}</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arial, sans-serif"/>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sans-serif"/>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4T10:43:49.277116449</meta:creation-date>
    <meta:generator>LibreOffice/7.3.6.2$Linux_X86_64 LibreOffice_project/30$Build-2</meta:generator>
    <dc:date>2023-03-04T16:03:45.336722355</dc:date>
    <meta:editing-duration>PT49M54S</meta:editing-duration>
    <meta:editing-cycles>6</meta:editing-cycles>
    <meta:document-statistic meta:table-count="0" meta:image-count="0" meta:object-count="0" meta:page-count="6" meta:paragraph-count="218" meta:word-count="1397" meta:character-count="9215" meta:non-whitespace-character-count="7712"/>
  </office:meta>
</office:document-meta>
</file>